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1.769cm"/>
    </style:style>
    <style:style style:name="co26" style:family="table-column">
      <style:table-column-properties fo:break-before="auto" style:column-width="0.766cm"/>
    </style:style>
    <style:style style:name="co27" style:family="table-column">
      <style:table-column-properties fo:break-before="auto" style:column-width="1.446cm"/>
    </style:style>
    <style:style style:name="co28" style:family="table-column">
      <style:table-column-properties fo:break-before="auto" style:column-width="0.811cm"/>
    </style:style>
    <style:style style:name="co29" style:family="table-column">
      <style:table-column-properties fo:break-before="auto" style:column-width="2.15cm"/>
    </style:style>
    <style:style style:name="co30" style:family="table-column">
      <style:table-column-properties fo:break-before="auto" style:column-width="24.305cm"/>
    </style:style>
    <style:style style:name="co31" style:family="table-column">
      <style:table-column-properties fo:break-before="auto" style:column-width="2.632cm"/>
    </style:style>
    <style:style style:name="co32" style:family="table-column">
      <style:table-column-properties fo:break-before="auto" style:column-width="2.309cm"/>
    </style:style>
    <style:style style:name="co33" style:family="table-column">
      <style:table-column-properties fo:break-before="auto" style:column-width="0.54cm"/>
    </style:style>
    <style:style style:name="co34" style:family="table-column">
      <style:table-column-properties fo:break-before="auto" style:column-width="0.494cm"/>
    </style:style>
    <style:style style:name="co35" style:family="table-column">
      <style:table-column-properties fo:break-before="auto" style:column-width="0.379cm"/>
    </style:style>
    <style:style style:name="co36" style:family="table-column">
      <style:table-column-properties fo:break-before="auto" style:column-width="0.471cm"/>
    </style:style>
    <style:style style:name="co37" style:family="table-column">
      <style:table-column-properties fo:break-before="auto" style:column-width="0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08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3.201cm" fo:break-before="auto" style:use-optimal-row-height="true"/>
    </style:style>
    <style:style style:name="ro5" style:family="table-row">
      <style:table-row-properties style:row-height="3.992cm" fo:break-before="auto" style:use-optimal-row-height="true"/>
    </style:style>
    <style:style style:name="ro6" style:family="table-row">
      <style:table-row-properties style:row-height="3.224cm" fo:break-before="auto" style:use-optimal-row-height="true"/>
    </style:style>
    <style:style style:name="ro7" style:family="table-row">
      <style:table-row-properties style:row-height="2.369cm" fo:break-before="auto" style:use-optimal-row-height="true"/>
    </style:style>
    <style:style style:name="ro8" style:family="table-row">
      <style:table-row-properties style:row-height="2.653cm" fo:break-before="auto" style:use-optimal-row-height="true"/>
    </style:style>
    <style:style style:name="ro9" style:family="table-row">
      <style:table-row-properties style:row-height="2.939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="0.74pt solid #000000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fo:background-color="#ffbf00" fo:border="0.74pt solid #000000"/>
      <style:text-properties style:use-window-font-color="true"/>
    </style:style>
    <style:style style:name="ce40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2" style:family="table-cell" style:parent-style-name="Default">
      <style:table-cell-properties fo:background-color="transparent" fo:border="0.74pt solid #000000"/>
    </style:style>
    <style:style style:name="ce43" style:family="table-cell" style:parent-style-name="Default">
      <style:table-cell-properties fo:background-color="#ffbf00" fo:border="0.74pt solid #000000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>
      <style:table-cell-properties fo:background-color="transparent" fo:border="0.74pt solid #000000"/>
      <style:text-properties style:font-name="Liberation Serif1" fo:font-size="10pt" style:font-size-asian="10pt" style:font-size-complex="10pt"/>
    </style:style>
    <style:style style:name="ce46" style:family="table-cell" style:parent-style-name="Default">
      <style:table-cell-properties fo:background-color="transparent" fo:border="0.74pt solid #000000"/>
      <style:text-properties style:font-name="Liberation Serif" fo:font-size="10pt" style:rfc-language-tag="ca-ES-valencia" fo:language="ca" fo:country="ES" style:font-size-asian="10pt" style:font-size-complex="10pt"/>
    </style:style>
    <style:style style:name="ce73" style:family="table-cell" style:parent-style-name="Default">
      <style:table-cell-properties fo:border="0.74pt solid #000000"/>
      <style:text-properties fo:color="#000000" style:font-name="Calibri" fo:font-size="8pt" style:rfc-language-tag="ca-ES-valencia" fo:language="ca" fo:country="ES" style:font-size-asian="8pt" style:font-name-complex="Arial1" style:font-size-complex="8pt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="0.74pt solid #000000"/>
      <style:text-properties fo:color="#000000" style:font-name="Arial" fo:font-size="8pt" style:rfc-language-tag="ca-ES-valencia" fo:language="ca" fo:country="ES" fo:font-weight="normal" style:font-size-asian="8pt" style:font-weight-asian="normal" style:font-name-complex="Arial" style:font-size-complex="8pt" style:font-weight-complex="normal"/>
    </style:style>
    <style:style style:name="ce52" style:family="table-cell" style:parent-style-name="Default">
      <style:table-cell-properties fo:border="0.74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style:rfc-language-tag="ca-ES-valencia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style:rfc-language-tag="ca-ES-valencia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</style:style>
    <style:style style:name="ce47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fo:border="0.74pt solid #000000"/>
    </style:style>
    <style:style style:name="ce61" style:family="table-cell" style:parent-style-name="Default" style:data-style-name="N100"/>
    <style:style style:name="ce62" style:family="table-cell" style:parent-style-name="Default">
      <style:table-cell-properties fo:background-color="#ffbf00" fo:border="0.74pt solid #000000"/>
      <style:text-properties style:use-window-font-color="true"/>
    </style:style>
    <style:style style:name="ce63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1" style:family="table-cell" style:parent-style-name="Default">
      <style:table-cell-properties fo:background-color="#ffbf00" fo:border="0.74pt solid #000000"/>
      <style:text-properties fo:color="#ffffff"/>
    </style:style>
    <style:style style:name="ce67" style:family="table-cell" style:parent-style-name="Default">
      <style:table-cell-properties fo:background-color="transparent" fo:border="0.74pt solid #000000"/>
    </style:style>
    <style:style style:name="ce68" style:family="table-cell" style:parent-style-name="Default">
      <style:table-cell-properties fo:background-color="#ffbf00" fo:border="0.74pt solid #000000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Default">
      <style:table-cell-properties fo:background-color="transparent" fo:border="0.74pt solid #000000"/>
      <style:text-properties style:font-name="Liberation Serif1" fo:font-size="10pt" style:font-size-asian="10pt" style:font-size-complex="10pt"/>
    </style:style>
    <style:style style:name="ce71" style:family="table-cell" style:parent-style-name="Default">
      <style:table-cell-properties fo:background-color="transparent" fo:border="0.74pt solid #000000"/>
      <style:text-properties style:font-name="Liberation Serif" fo:font-size="10pt" style:rfc-language-tag="ca-ES-valencia" fo:language="ca" fo:country="ES" style:font-size-asian="10pt" style:font-size-complex="10pt"/>
    </style:style>
    <style:style style:name="ce72" style:family="table-cell" style:parent-style-name="Default">
      <style:table-cell-properties fo:border="0.74pt solid #000000"/>
      <style:text-properties fo:color="#000000" style:font-name="Calibri" fo:font-size="8pt" style:rfc-language-tag="ca-ES-valencia" fo:language="ca" fo:country="ES" style:font-size-asian="8pt" style:font-name-complex="Arial1" style:font-size-complex="8pt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7" style:family="table-cell" style:parent-style-name="Default">
      <style:table-cell-properties fo:border="0.74pt solid #000000"/>
      <style:text-properties fo:color="#000000" style:font-name="Arial" fo:font-size="8pt" style:rfc-language-tag="ca-ES-valencia" fo:language="ca" fo:country="ES" fo:font-weight="normal" style:font-size-asian="8pt" style:font-weight-asian="normal" style:font-name-complex="Arial" style:font-size-complex="8pt" style:font-weight-complex="normal"/>
    </style:style>
    <style:style style:name="ce78" style:family="table-cell" style:parent-style-name="Default">
      <style:table-cell-properties fo:border="0.74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1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style:rfc-language-tag="ca-ES-valencia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style:rfc-language-tag="ca-ES-valencia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text-position="0% 100%" style:rfc-language-tag="ca-ES-valencia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font-name-complex="Arial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Verdan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8pt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Noto Sans Devanagari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ize="8pt" style:rfc-language-tag="ca-ES-valencia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Arial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8pt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Noto Sans Devanagari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font-size="8pt" style:rfc-language-tag="ca-ES-valencia" fo:language="ca" fo:country="E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Arial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rial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8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8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text-position="0% 100%" style:font-name="Liberation Serif" fo:font-size="10pt" style:rfc-language-tag="ca-ES-valencia" fo:language="ca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text-position="0% 100%" style:font-name="Liberation Serif" fo:font-size="10pt" style:rfc-language-tag="ca-ES-valencia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rfc-language-tag="ca-ES-valencia" style:language-asian="zh" style:country-asian="CN" style:language-complex="hi" style:country-complex="IN" style:font-name-asian="Noto Sans CJK SC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rfc-language-tag="ca-ES-valencia" style:language-asian="zh" style:country-asian="CN" style:language-complex="hi" style:country-complex="IN" style:font-name-asian="Noto Sans CJK SC" style:font-style-asian="normal" style:font-style-complex="normal" style:text-emphasize="none" style:font-relief="none" style:text-overline-style="none" style:text-overline-color="font-color" fo:font-weight="normal" style:font-name-complex="Verdana" style:font-weight-asian="normal" style:font-weight-complex="normal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rfc-language-tag="ca-ES-valenci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size-asian="8pt" style:font-size-complex="8pt" style:font-style-asian="normal" style:font-style-complex="normal" style:text-emphasize="none" style:font-relief="none" style:text-overline-style="none" style:text-overline-color="font-color" fo:color="#000000" fo:language="ca" fo:country="ES" style:rfc-language-tag="ca-ES-valencia" style:font-name-complex="Arial"/>
    </style:style>
    <style:style style:name="T18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rial" fo:font-size="8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size-asian="8pt" style:font-size-complex="8pt" style:font-style-asian="normal" style:font-style-complex="normal" style:text-emphasize="none" style:font-relief="none" style:text-overline-style="none" style:text-overline-color="font-color" fo:color="#000000" fo:language="ca" fo:country="ES" style:rfc-language-tag="ca-ES-valencia" style:font-name-complex="Arial"/>
    </style:style>
    <style:style style:name="T2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ca" fo:country="ES" style:rfc-language-tag="ca-ES-valencia" style:font-name-complex="Arial"/>
    </style:style>
    <style:style style:name="T2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rfc-language-tag="ca-ES-valencia" style:language-asian="zh" style:country-asian="CN" style:language-complex="hi" style:country-complex="IN" style:font-name-asian="Noto Sans CJK SC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rfc-language-tag="ca-ES-valencia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position="0% 100%" style:text-line-through-mode="continuous" fo:language="ca" fo:country="ES" style:rfc-language-tag="ca-ES-valencia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complex="Verdana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row table:style-name="ro1">
          <table:table-cell table:style-name="ce32" office:value-type="string" calcext:value-type="string">
            <text:p>Certificat Professional</text:p>
          </table:table-cell>
          <table:table-cell table:style-name="ce32" office:value-type="string" calcext:value-type="string">
            <text:p>Unitats/Estàndards de competència</text:p>
          </table:table-cell>
          <table:table-cell table:style-name="ce47" office:value-type="string" calcext:value-type="string">
            <text:p>Codi</text:p>
          </table:table-cell>
          <table:table-cell table:style-name="ce32" office:value-type="string" calcext:value-type="string">
            <text:p>Mòdul Professional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33" office:value-type="string" calcext:value-type="string">
            <text:p>UC0223_3: Configurar i explotar sistemes informàtics</text:p>
          </table:table-cell>
          <table:table-cell table:style-name="ce60" office:value-type="string" calcext:value-type="string">
            <text:p>0483</text:p>
          </table:table-cell>
          <table:table-cell table:style-name="ce33" office:value-type="string" calcext:value-type="string">
            <text:p>Sistemes informàtics</text:p>
          </table:table-cell>
        </table:table-row>
        <table:table-row table:style-name="ro1">
          <table:covered-table-cell table:style-name="ce33"/>
          <table:table-cell table:style-name="ce33" office:value-type="string" calcext:value-type="string">
            <text:p>UC0226_3: Programar bases de dades relacionals</text:p>
          </table:table-cell>
          <table:table-cell table:style-name="ce60" office:value-type="string" calcext:value-type="string">
            <text:p>0484</text:p>
          </table:table-cell>
          <table:table-cell table:style-name="ce33" office:value-type="string" calcext:value-type="string">
            <text:p>Bases de dades</text:p>
          </table:table-cell>
        </table:table-row>
        <table:table-row table:style-name="ro1">
          <table:covered-table-cell table:style-name="ce33"/>
          <table:table-cell table:style-name="ce33" office:value-type="string" calcext:value-type="string">
            <text:p>UC0494_3: Desenvolupar components programari en llenguatges de programació estructurada.</text:p>
          </table:table-cell>
          <table:table-cell table:style-name="ce60" office:value-type="string" calcext:value-type="string">
            <text:p>0488</text:p>
          </table:table-cell>
          <table:table-cell table:style-name="ce33" office:value-type="string" calcext:value-type="string">
            <text:p>Desenvolupament d’interfícies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33" office:value-type="string" calcext:value-type="string">
            <text:p>UC0223_3: Configurar i explotar sistemes informàtics</text:p>
          </table:table-cell>
          <table:table-cell table:style-name="ce60" office:value-type="string" calcext:value-type="string">
            <text:p>0483</text:p>
          </table:table-cell>
          <table:table-cell table:style-name="ce33" office:value-type="string" calcext:value-type="string">
            <text:p>Sistemes informàtics</text:p>
          </table:table-cell>
        </table:table-row>
        <table:table-row table:style-name="ro1">
          <table:covered-table-cell table:style-name="ce33"/>
          <table:table-cell table:style-name="ce33" office:value-type="string" calcext:value-type="string">
            <text:p>UC0226_3: Programar bases de dades relacionals</text:p>
          </table:table-cell>
          <table:table-cell table:style-name="ce60" office:value-type="string" calcext:value-type="string">
            <text:p>0484</text:p>
          </table:table-cell>
          <table:table-cell table:style-name="ce33" office:value-type="string" calcext:value-type="string">
            <text:p>Bases de dades</text:p>
          </table:table-cell>
        </table:table-row>
        <table:table-row table:style-name="ro1">
          <table:covered-table-cell table:style-name="ce33"/>
          <table:table-cell table:style-name="ce3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60" office:value-type="string" calcext:value-type="string">
            <text:p>0484</text:p>
          </table:table-cell>
          <table:table-cell table:style-name="ce33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3"/>
          <table:table-cell table:style-name="ce60" office:value-type="string" calcext:value-type="string">
            <text:p>0486</text:p>
          </table:table-cell>
          <table:table-cell table:style-name="ce33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3"/>
        <table:table-column table:style-name="co6" table:default-cell-style-name="ce33"/>
        <table:table-row table:style-name="ro1">
          <table:table-cell table:style-name="ce32" office:value-type="string" calcext:value-type="string">
            <text:p>Certificat Professional</text:p>
          </table:table-cell>
          <table:table-cell table:style-name="ce32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62"/>
        <table:table-column table:style-name="co8" table:number-columns-repeated="9" table:default-cell-style-name="ce63"/>
        <table:table-column table:style-name="co9" table:default-cell-style-name="ce63"/>
        <table:table-column table:style-name="co10" table:default-cell-style-name="ce63"/>
        <table:table-column table:style-name="co9" table:default-cell-style-name="ce63"/>
        <table:table-column table:style-name="co11" table:default-cell-style-name="ce63"/>
        <table:table-column table:style-name="co10" table:number-columns-repeated="5" table:default-cell-style-name="ce63"/>
        <table:table-column table:style-name="co12" table:default-cell-style-name="ce63"/>
        <table:table-column table:style-name="co10" table:default-cell-style-name="ce63"/>
        <table:table-row table:style-name="ro1">
          <table:table-cell office:value-type="string" calcext:value-type="string">
            <text:p>REF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b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e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i</text:p>
          </table:table-cell>
          <table:table-cell table:style-name="ce62" office:value-type="string" calcext:value-type="string">
            <text:p>j</text:p>
          </table:table-cell>
          <table:table-cell table:style-name="ce62" office:value-type="string" calcext:value-type="string">
            <text:p>k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m</text:p>
          </table:table-cell>
          <table:table-cell table:style-name="ce62" office:value-type="string" calcext:value-type="string">
            <text:p>n</text:p>
          </table:table-cell>
          <table:table-cell table:style-name="ce62" office:value-type="string" calcext:value-type="string">
            <text:p>ñ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q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32" table:default-cell-style-name="ce41"/>
        <table:table-column table:style-name="co33" table:number-columns-repeated="3" table:default-cell-style-name="ce67"/>
        <table:table-column table:style-name="co34" table:default-cell-style-name="ce67"/>
        <table:table-column table:style-name="co33" table:default-cell-style-name="ce67"/>
        <table:table-column table:style-name="co35" table:default-cell-style-name="ce67"/>
        <table:table-column table:style-name="co34" table:number-columns-repeated="2" table:default-cell-style-name="ce67"/>
        <table:table-column table:style-name="co35" table:number-columns-repeated="2" table:default-cell-style-name="ce67"/>
        <table:table-column table:style-name="co36" table:default-cell-style-name="ce67"/>
        <table:table-column table:style-name="co35" table:default-cell-style-name="ce67"/>
        <table:table-column table:style-name="co37" table:default-cell-style-name="ce67"/>
        <table:table-column table:style-name="co34" table:number-columns-repeated="5" table:default-cell-style-name="ce67"/>
        <table:table-column table:style-name="co33" table:default-cell-style-name="ce67"/>
        <table:table-column table:style-name="co36" table:default-cell-style-name="ce67"/>
        <table:table-row table:style-name="ro1">
          <table:table-cell office:value-type="string" calcext:value-type="string">
            <text:p>RA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ñ</text:p>
          </table:table-cell>
          <table:table-cell table:style-name="ce41" office:value-type="string" calcext:value-type="string">
            <text:p>o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q</text:p>
          </table:table-cell>
          <table:table-cell table:style-name="ce41" office:value-type="string" calcext:value-type="string">
            <text:p>r</text:p>
          </table:table-cell>
          <table:table-cell table:style-name="ce41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ra_ca" table:style-name="ta1">
        <table:table-column table:style-name="co3" table:default-cell-style-name="ce69"/>
        <table:table-column table:style-name="co19" table:default-cell-style-name="ce67"/>
        <table:table-column table:style-name="co20" table:default-cell-style-name="ce70"/>
        <table:table-row table:style-name="ro1">
          <table:table-cell table:style-name="ce68"/>
          <table:table-cell table:style-name="ce68" office:value-type="string" calcext:value-type="string">
            <text:p>Resultat d’Aprenentatge</text:p>
          </table:table-cell>
          <table:table-cell table:style-name="ce68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office:value-type="string" calcext:value-type="string">
            <text:p>RA1.a) S'han reconegut els diferents sistemes ERP-CRM que existixen en el mercat. </text:p>
            <text:p>RA1.b) S'han comparat sistemes ERP-CRM en funció de les seues característiques i requisits. </text:p>
            <text:p>RA1.c) S'ha identificat el sistema operatiu adequat a cada sistema ERP-CRM. </text:p>
            <text:p>RA1.d) S'ha identificat el sistema gestor de dades adequat a cada sistema ERPCRM. </text:p>
            <text:p>RA1.e) S'han verificat les configuracions del sistema operatiu i del gestor de dades Per a garantir la funcionalitat de l'ERP-CRM. </text:p>
            <text:p>RA1.f) S'han documentat les operacions realitzades.</text:p>
            <text:p>RA1.g) S'han documentat les incidències produïdes durant el procés. 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RA2.a)S'han identificat els mòduls que componen l'ERP-CRM.</text:p>
            <text:p>RA2.b)S'han realitzat diferents tipus d'instal·lacions.</text:p>
            <text:p>RA2.c)S'han configurat els mòduls instal·lats.</text:p>
            <text:p>RA2.d)S'han realitzat instal·lacions adaptades a les necessitats plantejades en diferents suposats.</text:p>
            <text:p>RA2.e)S'ha verificat el funcionament de l'ERP-CRM.</text:p>
            <text:p>RA2.f)S'han documentat les operacions realitzades i les incidèncie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table:style-name="ce71" office:value-type="string" calcext:value-type="string">
            <text:p><text:span text:style-name="T13">RA3.</text:span><text:span text:style-name="T14">a)Se han utilizado herramientas y lenguajes de consulta y manipulación de datos proporcionados por los sistemas ERP-CRM.</text:span></text:p>
            <text:p><text:span text:style-name="T13">RA3.</text:span><text:span text:style-name="T14">b)Se han generado formularios.</text:span></text:p>
            <text:p><text:span text:style-name="T13">RA3.</text:span><text:span text:style-name="T14">c)Se han generado informes.</text:span></text:p>
            <text:p><text:span text:style-name="T13">RA3.</text:span><text:span text:style-name="T14">d)Se han exportado datos e informes.</text:span></text:p>
            <text:p><text:span text:style-name="T13">RA3.</text:span><text:span text:style-name="T14">e)Se han automatizado las extracciones de datos mediante procesos.</text:span></text:p>
            <text:p><text:span text:style-name="T13">RA3.</text:span><text:span text:style-name="T14">f)Se ha verificado el rendimiento del sistema ERP-CRM.</text:span></text:p>
            <text:p><text:span text:style-name="T13">RA3.</text:span><text:span text:style-name="T14">g)Se han documentado las operaciones realizadas y las incidencias observadas.</text:span></text:p>
            <text:p><text:span text:style-name="T13">RA3.</text:span><text:span text:style-name="T14">h)Se ha obtenido información relevante a partir de los datos procesados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office:value-type="string" calcext:value-type="string">
            <text:p>RA4.a)S'han identificat les possibilitats d'adaptació de l'ERP-CRM.</text:p>
            <text:p>RA4.b)S'han adaptat definicions de camps, taules i vistes de la base de dades de l'ERP-CRM.</text:p>
            <text:p>RA4.c)S'han adaptat consultes.</text:p>
            <text:p>RA4.d)S'han adaptat interfícies d'entrada de dades i de processos.</text:p>
            <text:p>RA4.e)S'han personalitzat informes.</text:p>
            <text:p>RA4.f)S'han creat panells de control.</text:p>
            <text:p>RA4.g)S'han adaptat procediments emmagatzemats de servidor.</text:p>
            <text:p>RA4.h)S'han realitzat proves. </text:p>
            <text:p>RA4.i)S'han documentat les operacions realitzades i les incidències observades.</text:p>
            <text:p>RA4.j)S'han realitzat integracions amb un altre sistema de gestió empresarial.</text:p>
          </table:table-cell>
        </table:table-row>
        <table:table-row table:style-name="ro2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table:style-name="ce71" office:value-type="string" calcext:value-type="string">
            <text:p><text:span text:style-name="T13">RA5.</text:span><text:span text:style-name="T14">a)Se han reconocido las sentencias del lenguaje propio del sistema ERPCRM.</text:span></text:p>
            <text:p><text:span text:style-name="T13">RA5.</text:span><text:span text:style-name="T14">b)Se han utilizado los elementos de programación del lenguaje para crear componentes de Manipulación de datos y extracción de información.</text:span></text:p>
            <text:p><text:span text:style-name="T13">RA5.</text:span><text:span text:style-name="T14">c)Se han modificado componentes software para añadir nuevas funcionalidades al sistema.</text:span></text:p>
            <text:p><text:span text:style-name="T13">RA5.</text:span><text:span text:style-name="T14">d)Se han integrado los nuevos componentes software en el sistema ERPCRM.</text:span></text:p>
            <text:p><text:span text:style-name="T13">RA5.</text:span><text:span text:style-name="T14">e)Se ha verificado el correcto funcionamiento de los componentes creados.</text:span></text:p>
            <text:p><text:span text:style-name="T13">RA5.</text:span><text:span text:style-name="T14">f)Se han documentado todos los componentes creados o modificados.</text:span></text:p>
            <text:p><text:span text:style-name="T13">RA5.</text:span><text:span text:style-name="T14">g)Se ha analizado la arquitectura del ERP-CRM.</text:span></text:p>
          </table:table-cell>
        </table:table-row>
      </table:table>
      <table:table table:name="continguts" table:style-name="ta1">
        <table:table-column table:style-name="co21" table:default-cell-style-name="ce33"/>
        <table:table-column table:style-name="co22" table:default-cell-style-name="ce72"/>
        <table:table-row table:style-name="ro1">
          <table:table-cell table:style-name="ce68" office:value-type="string" calcext:value-type="string">
            <text:p>RA</text:p>
          </table:table-cell>
          <table:table-cell table:style-name="ce68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5">Identificació de sistemes ERP-CRM:</text:span></text:p>
            <text:p><text:span text:style-name="T15">C1.1. Concepte d'ERP (Sistemes de planificació de recursos empresarials).</text:span></text:p>
            <text:p><text:span text:style-name="T15">C1.2. Revisió dels ERP actuals.</text:span></text:p>
            <text:p><text:span text:style-name="T15">C1.3. Concepte de CRM (Sistemes de gestió de relacions amb clients).</text:span></text:p>
            <text:p><text:span text:style-name="T15">C1.4. Revisió dels CRM actuals.</text:span></text:p>
            <text:p><text:span text:style-name="T15">C1.5. Tipus de llicències dels ERP-CRM.</text:span></text:p>
            <text:p><text:span text:style-name="T15">C1.6. Sistemes gestors de bases de dades compatibles amb el programari.</text:span></text:p>
            <text:p><text:span text:style-name="T15">C1.7. Instal·lació i configuració del sistema informàtic.</text:span></text:p>
            <text:p><text:span text:style-name="T15">C1.8. Verificació de la instal·lació i configuració dels sistemes operatius i de gestió de dades.</text:span></text:p>
            <text:p><text:span text:style-name="T15">C1.9. Documentació de les operacions realitzades.</text:span></text:p>
            <text:p/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5">Instal·lació i configuració de sistemes ERP-CRM:</text:span></text:p>
            <text:p><text:span text:style-name="T15">C2.1. Tipus d'instal·lació. Monopuesto. Client/servidor. En el núvol.</text:span></text:p>
            <text:p><text:span text:style-name="T15">C2.2. Mòduls d'un sistema ERP-CRM: descripció, tipologia i interconnexió entre mòduls.</text:span></text:p>
            <text:p><text:span text:style-name="T15">C2.3. Processos d'instal·lació del sistema ERP-CRM.</text:span></text:p>
            <text:p><text:span text:style-name="T15">C2.4. Paràmetres de configuració del sistema ERP-CRM: descripció, tipologia i ús.</text:span></text:p>
            <text:p><text:span text:style-name="T15">C2.5. Actualització del sistema ERP-CRM i aplicació d'actualitzacions.</text:span></text:p>
            <text:p><text:span text:style-name="T15">C2.6. Servicis d'accés al sistema ERP-CRM: característiques i paràmetres de configuració, instal·lació.</text:span></text:p>
            <text:p><text:span text:style-name="T15">C2.7. Entorns de desenrotllament, proves i explotació.</text:span></text:p>
          </table:table-cell>
        </table:table-row>
        <table:table-row table:style-name="ro6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5">Organització i consulta de la informació:</text:span></text:p>
            <text:p><text:span text:style-name="T15">C3.1. Definició de camps.</text:span></text:p>
            <text:p><text:span text:style-name="T15">C3.2. Consultes d'accés a dades.</text:span></text:p>
            <text:p><text:span text:style-name="T15">C3.3. Interfícies d'entrada de dades i de processos. Formularis.</text:span></text:p>
            <text:p><text:span text:style-name="T15">C3.4. Informes i llistats de l'aplicació. </text:span></text:p>
            <text:p><text:span text:style-name="T15">C3.5. Gestió de comandes, albarans, factures, seients predefinits, traçabilitat, producció, entre altres.</text:span></text:p>
            <text:p><text:span text:style-name="T15">C3.6. Gràfics.</text:span></text:p>
            <text:p><text:span text:style-name="T15">C3.7. Ferramentes de monitoratge i d'avaluació del rendiment.</text:span></text:p>
            <text:p><text:span text:style-name="T15">C3.8. Incidències: identificació i resolució.</text:span></text:p>
            <text:p><text:span text:style-name="T15">C3.9. Processos d'extracció de dades en sistemes d'ERP-CRM i magatzems de dades. Automatització.</text:span></text:p>
            <text:p><text:span text:style-name="T15">C3.10. Intel·ligència de negoci (Business Intelligence).</text:span></text:p>
          </table:table-cell>
        </table:table-row>
        <table:table-row table:style-name="ro8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5">Implantació de sistemes ERP-CRM en una empresa:</text:span></text:p>
            <text:p><text:span text:style-name="T15">C4.1. Tipus d'empresa. Necessitats de l'empresa.</text:span></text:p>
            <text:p><text:span text:style-name="T15">C4.2. Selecció dels mòduls del sistema ERP-CRM.</text:span></text:p>
            <text:p><text:span text:style-name="T15">C4.3. Taules i vistes que cal adaptar.</text:span></text:p>
            <text:p><text:span text:style-name="T15">C4.4. Consultes necessàries per a obtindre informació.</text:span></text:p>
            <text:p><text:span text:style-name="T15">C4.5. Creació de formularis personalitzats.</text:span></text:p>
            <text:p><text:span text:style-name="T15">C4.6. Creació d'informes personalitzats.</text:span></text:p>
            <text:p><text:span text:style-name="T15">C4.7. Panells de control (Dashboards).</text:span></text:p>
            <text:p><text:span text:style-name="T15">C4.8. Integració amb altres sistemes de gestió.</text:span></text:p>
          </table:table-cell>
        </table:table-row>
        <table:table-row table:style-name="ro9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5">Desenvolupament de components:</text:span></text:p>
            <text:p><text:span text:style-name="T15">C5.1. Arquitectura de l'ERP-CRM.</text:span></text:p>
            <text:p><text:span text:style-name="T15">C5.2 Llenguatge proporcionat pel sistema ERP-CRM. Característiques i sintaxis del llenguatge. Declaració de dades. Estructures de programació. Sentències del llenguatge.</text:span></text:p>
            <text:p><text:span text:style-name="T15">C5.3. Entorns de desenrotllament i ferramentes del sistema ERP i CRM.</text:span></text:p>
            <text:p><text:span text:style-name="T15">C5.4. Inserció, modificació i eliminació de dades en els objectes.</text:span></text:p>
            <text:p><text:span text:style-name="T15">C5.5. Operacions de consulta. Ferramentes.</text:span></text:p>
            <text:p><text:span text:style-name="T15">C5.6. Formularis i informes.</text:span></text:p>
            <text:p><text:span text:style-name="T15">C5.7. Processament de dades i obtenció de la informació.</text:span></text:p>
            <text:p><text:span text:style-name="T15">C5.8. Anomenades a funcions, llibreries de funcions (APIs).</text:span></text:p>
            <text:p><text:span text:style-name="T15">C5.9. Depuració i tractament d'errors.</text:span></text:p>
          </table:table-cell>
        </table:table-row>
      </table:table>
      <table:table table:name="sequenciacio_up_ra" table:style-name="ta1">
        <table:table-column table:style-name="co23" table:default-cell-style-name="ce33"/>
        <table:table-column table:style-name="co24" table:default-cell-style-name="ce74"/>
        <table:table-column table:style-name="co3" table:number-columns-repeated="2" table:default-cell-style-name="ce33"/>
        <table:table-column table:style-name="co21" table:default-cell-style-name="ce33"/>
        <table:table-column table:style-name="co25" table:default-cell-style-name="ce33"/>
        <table:table-column table:style-name="co21" table:default-cell-style-name="ce33"/>
        <table:table-column table:style-name="co3" table:number-columns-repeated="2" table:default-cell-style-name="ce33"/>
        <table:table-row table:style-name="ro1">
          <table:table-cell table:style-name="ce68" office:value-type="string" calcext:value-type="string">
            <text:p>UP</text:p>
          </table:table-cell>
          <table:table-cell table:style-name="ce68" office:value-type="string" calcext:value-type="string">
            <text:p>Títol</text:p>
          </table:table-cell>
          <table:table-cell table:style-name="ce68" office:value-type="string" calcext:value-type="string">
            <text:p>RA1</text:p>
          </table:table-cell>
          <table:table-cell table:style-name="ce68" office:value-type="string" calcext:value-type="string">
            <text:p>RA2</text:p>
          </table:table-cell>
          <table:table-cell table:style-name="ce68" office:value-type="string" calcext:value-type="string">
            <text:p>RA3</text:p>
          </table:table-cell>
          <table:table-cell table:style-name="ce68" office:value-type="string" calcext:value-type="string">
            <text:p>RA4</text:p>
          </table:table-cell>
          <table:table-cell table:style-name="ce68" office:value-type="string" calcext:value-type="string">
            <text:p>RA5</text:p>
          </table:table-cell>
          <table:table-cell table:style-name="ce68" office:value-type="string" calcext:value-type="string">
            <text:p>Pes</text:p>
          </table:table-cell>
          <table:table-cell table:style-name="ce68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ntificació de sistemes ERP-CRM</text:p>
          </table:table-cell>
          <table:table-cell table:style-name="ce75" office:value-type="string" calcext:value-type="string">
            <text:p>x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al·lació i configuració de sistemes ERP-CRM</text:p>
          </table:table-cell>
          <table:table-cell/>
          <table:table-cell table:style-name="ce77" office:value-type="string" calcext:value-type="string">
            <text:p>RA2-a,b,d,e,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plantació de sistemes ERP-CRM en una empresa</text:p>
          </table:table-cell>
          <table:table-cell/>
          <table:table-cell table:style-name="ce77" office:value-type="string" calcext:value-type="string">
            <text:p><text:span text:style-name="T16">RA2-</text:span><text:span text:style-name="T17">a,c,d,f</text:span></text:p>
          </table:table-cell>
          <table:table-cell office:value-type="string" calcext:value-type="string">
            <text:p>x</text:p>
          </table:table-cell>
          <table:table-cell table:style-name="ce78" office:value-type="string" calcext:value-type="string">
            <text:p><text:span text:style-name="T18">RA4-</text:span><text:span text:style-name="T19">a,b,i,j</text:span>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Organització i consulta de la informació</text:p>
          </table:table-cell>
          <table:table-cell table:number-columns-repeated="3"/>
          <table:table-cell table:style-name="ce78" office:value-type="string" calcext:value-type="string">
            <text:p><text:span text:style-name="T20">RA4-</text:span><text:span text:style-name="T21">c,d,e,f</text:span></text:p>
            <text:p><text:span text:style-name="T22"> G,h,i,j</text:span>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volupament de components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33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40" calcext:value-type="float">
            <text:p>40</text:p>
          </table:table-cell>
          <table:table-cell table:formula="of:=SUM([.H2:.H6])" office:value-type="float" office:value="100" calcext:value-type="float">
            <text:p>100</text:p>
          </table:table-cell>
          <table:table-cell table:formula="of:=SUM([.I2:.I6])" office:value-type="float" office:value="133" calcext:value-type="float">
            <text:p>133</text:p>
          </table:table-cell>
        </table:table-row>
      </table:table>
      <table:table table:name="sequenciacio_up_continguts" table:style-name="ta1">
        <table:table-column table:style-name="co23" table:default-cell-style-name="ce33"/>
        <table:table-column table:style-name="co24" table:default-cell-style-name="ce74"/>
        <table:table-column table:style-name="co26" table:default-cell-style-name="ce79"/>
        <table:table-column table:style-name="co27" table:default-cell-style-name="ce79"/>
        <table:table-column table:style-name="co26" table:number-columns-repeated="3" table:default-cell-style-name="ce79"/>
        <table:table-row table:style-name="ro1">
          <table:table-cell table:style-name="ce68" office:value-type="string" calcext:value-type="string">
            <text:p>UP</text:p>
          </table:table-cell>
          <table:table-cell table:style-name="ce68" office:value-type="string" calcext:value-type="string">
            <text:p>Títol</text:p>
          </table:table-cell>
          <table:table-cell table:style-name="ce68" office:value-type="string" calcext:value-type="string">
            <text:p>C1</text:p>
          </table:table-cell>
          <table:table-cell table:style-name="ce68" office:value-type="string" calcext:value-type="string">
            <text:p>C2</text:p>
          </table:table-cell>
          <table:table-cell table:style-name="ce68" office:value-type="string" calcext:value-type="string">
            <text:p>C3</text:p>
          </table:table-cell>
          <table:table-cell table:style-name="ce68" office:value-type="string" calcext:value-type="string">
            <text:p>C4</text:p>
          </table:table-cell>
          <table:table-cell table:style-name="ce68" office:value-type="string" calcext:value-type="string">
            <text:p>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ntificació de sistemes ERP-CR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al·lació i configuració de sistemes ERP-CRM</text:p>
          </table:table-cell>
          <table:table-cell table:style-name="ce75"/>
          <table:table-cell table:style-name="ce75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plantació de sistemes ERP-CRM en una empres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ganització i consulta de la informació</text:p>
          </table:table-cell>
          <table:table-cell table:number-columns-repeated="2"/>
          <table:table-cell table:style-name="ce75" office:value-type="string" calcext:value-type="string">
            <text:p>x</text:p>
          </table:table-cell>
          <table:table-cell table:style-name="ce75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volupament de components</text:p>
          </table:table-cell>
          <table:table-cell table:number-columns-repeated="4"/>
          <table:table-cell table:style-name="ce75"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28" table:default-cell-style-name="ce33"/>
        <table:table-column table:style-name="co24" table:default-cell-style-name="ce74"/>
        <table:table-column table:style-name="co29" table:default-cell-style-name="ce76"/>
        <table:table-row table:style-name="ro1">
          <table:table-cell table:style-name="ce68" office:value-type="string" calcext:value-type="string">
            <text:p>UP</text:p>
          </table:table-cell>
          <table:table-cell table:style-name="ce68" office:value-type="string" calcext:value-type="string">
            <text:p>Títol</text:p>
          </table:table-cell>
          <table:table-cell table:style-name="ce68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ntificació de sistemes ERP-C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al·lació i configuració de sistemes ERP-C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plantació de sistemes ERP-CRM en una empresa</text:p>
          </table:table-cell>
          <table:table-cell office:value-type="string" calcext:value-type="string">
            <text:p>1-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ganització i consulta de la informaci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volupament de components</text:p>
          </table:table-cell>
          <table:table-cell office:value-type="string" calcext:value-type="string">
            <text:p>2 -3</text:p>
          </table:table-cell>
        </table:table-row>
      </table:table>
      <table:table table:name="avaluacio" table:style-name="ta1">
        <table:table-column table:style-name="co30" table:default-cell-style-name="Default"/>
        <table:table-column table:style-name="co31" table:default-cell-style-name="ce88"/>
        <table:table-column table:style-name="co29" table:default-cell-style-name="ce88"/>
        <table:table-row table:style-name="ro1">
          <table:table-cell table:style-name="ce68" office:value-type="string" calcext:value-type="string">
            <text:p>Resultat d’Aprenentatge</text:p>
          </table:table-cell>
          <table:table-cell table:style-name="ce85" office:value-type="string" calcext:value-type="string">
            <text:p>Pond. Parcial</text:p>
          </table:table-cell>
          <table:table-cell table:style-name="ce85" office:value-type="string" calcext:value-type="string">
            <text:p>Pond. Total</text:p>
          </table:table-cell>
        </table:table-row>
        <table:table-row table:style-name="ro11">
          <table:table-cell table:style-name="ce80" office:value-type="string" calcext:value-type="string">
            <text:p>Identifica sistemes de planificació de recursos empresarials i de gestió  de relacions amb clients (ERP-CRM) reconeixent les seues característiques i </text:p>
            <text:p>Verificant la configuració del sistema informàtic.</text:p>
          </table:table-cell>
          <table:table-cell table:style-name="ce86"/>
          <table:table-cell table:style-name="ce86" office:value-type="float" office:value="10" calcext:value-type="float">
            <text:p>10</text:p>
          </table:table-cell>
        </table:table-row>
        <table:table-row table:style-name="ro1">
          <table:table-cell table:style-name="ce81" office:value-type="string" calcext:value-type="string">
            <text:p>RA1.a) S'han reconegut els diferents sistemes ERP-CRM que existixen en el mercat. 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1.b) S'han comparat sistemes ERP-CRM en funció de les seues característiques i requisits. 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1.c) S'ha identificat el sistema operatiu adequat a cada sistema ERP-CRM. 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1.d) S'ha identificat el sistema gestor de dades adequat a cada sistema ERPCRM. 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1.e) S'han verificat les configuracions del sistema operatiu i del gestor de dades Per a garantir la funcionalitat de l'ERP-CRM. 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1.f) S'han documentat les operacions realitzades.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1.g) S'han documentat les incidències produïdes durant el procés. 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0" office:value-type="string" calcext:value-type="string">
            <text:p>Implanta sistemes ERP-CRM interpretant la documentació tècnica I identificant les diferents opcions i mòduls.</text:p>
          </table:table-cell>
          <table:table-cell table:style-name="ce87"/>
          <table:table-cell table:style-name="ce89" office:value-type="string" calcext:value-type="string">
            <text:p>15</text:p>
          </table:table-cell>
        </table:table-row>
        <table:table-row table:style-name="ro1">
          <table:table-cell table:style-name="ce81" office:value-type="string" calcext:value-type="string">
            <text:p>RA2.a)S'han identificat els mòduls que componen l'ERP-CRM.</text:p>
          </table:table-cell>
          <table:table-cell table:style-name="ce87" office:value-type="string" calcext:value-type="string">
            <text:p>3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2.b)S'han realitzat diferents tipus d'instal·lacions.</text:p>
          </table:table-cell>
          <table:table-cell table:style-name="ce87" office:value-type="string" calcext:value-type="string">
            <text:p>3</text:p>
          </table:table-cell>
          <table:table-cell table:style-name="ce86"/>
        </table:table-row>
        <table:table-row table:style-name="ro1">
          <table:table-cell table:style-name="ce81" office:value-type="string" calcext:value-type="string">
            <text:p>RA2.c)S'han configurat els mòduls instal·lats.</text:p>
          </table:table-cell>
          <table:table-cell table:style-name="ce87" office:value-type="string" calcext:value-type="string">
            <text:p>3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2.d)S'han realitzat instal·lacions adaptades a les necessitats plantejades en diferents suposats.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2.e)S'ha verificat el funcionament de l'ERP-CRM.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RA2.f)S'han documentat les operacions realitzades i les incidències.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1">
          <table:table-cell table:style-name="ce80" office:value-type="string" calcext:value-type="string">
            <text:p>Realitza operacions de gestió i consulta de la informació seguint les especificacions de disseny i utilitzant les ferramentes proporcionades pels </text:p>
            <text:p> sistemes ERP-CRM.</text:p>
          </table:table-cell>
          <table:table-cell table:style-name="ce87"/>
          <table:table-cell table:style-name="ce89" office:value-type="string" calcext:value-type="string">
            <text:p>10</text:p>
          </table:table-cell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a)Se han utilizado herramientas y lenguajes de consulta y manipulación de datos proporcionados por los sistemas ERP-CRM.</text:span>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b)Se han generado formularios.</text:span>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c)Se han generado informes.</text:span>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d)Se han exportado datos e informes.</text:span></text:p>
          </table:table-cell>
          <table:table-cell table:style-name="ce87" office:value-type="string" calcext:value-type="string">
            <text:p>2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e)Se han automatizado las extracciones de datos mediante procesos.</text:span></text:p>
          </table:table-cell>
          <table:table-cell table:style-name="ce87" office:value-type="string" calcext:value-type="string">
            <text:p>1</text:p>
          </table:table-cell>
          <table:table-cell table:style-name="ce86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f)Se ha verificado el rendimiento del sistema ERP-CRM.</text:span>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g)Se han documentado las operaciones realizadas y las incidencias observadas.</text:span>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2" office:value-type="string" calcext:value-type="string">
            <text:p><text:span text:style-name="T23">RA3.</text:span><text:span text:style-name="T24">h)Se ha obtenido información relevante a partir de los datos procesados.</text:span></text:p>
          </table:table-cell>
          <table:table-cell table:style-name="ce87" office:value-type="string" calcext:value-type="string">
            <text:p>1</text:p>
          </table:table-cell>
          <table:table-cell table:style-name="ce89"/>
        </table:table-row>
        <table:table-row table:style-name="ro1">
          <table:table-cell table:style-name="ce80" office:value-type="string" calcext:value-type="string">
            <text:p>Adapta sistemes ERP-CRM identificant els requeriments d'un supòsit Empresarial i utilitzant les ferramentes proporcionades per estos.</text:p>
          </table:table-cell>
          <table:table-cell table:style-name="ce87"/>
          <table:table-cell table:style-name="ce89" office:value-type="string" calcext:value-type="string">
            <text:p>25</text:p>
          </table:table-cell>
        </table:table-row>
        <table:table-row table:style-name="ro1">
          <table:table-cell table:style-name="ce81" office:value-type="string" calcext:value-type="string">
            <text:p>RA4.a)S'han identificat les possibilitats d'adaptació de l'ERP-CRM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b)S'han adaptat definicions de camps, taules i vistes de la base de dades de l'ERP-CRM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c)S'han adaptat consultes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d)S'han adaptat interfícies d'entrada de dades i de processos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e)S'han personalitzat informes.</text:p>
          </table:table-cell>
          <table:table-cell table:style-name="ce87" office:value-type="string" calcext:value-type="string">
            <text:p>2,5</text:p>
          </table:table-cell>
          <table:table-cell table:style-name="ce86"/>
        </table:table-row>
        <table:table-row table:style-name="ro1">
          <table:table-cell table:style-name="ce81" office:value-type="string" calcext:value-type="string">
            <text:p>RA4.f)S'han creat panells de control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g)S'han adaptat procediments emmagatzemats de servidor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h)S'han realitzat proves. 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i)S'han documentat les operacions realitzades i les incidències observades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1" office:value-type="string" calcext:value-type="string">
            <text:p>RA4.j)S'han realitzat integracions amb un altre sistema de gestió empresarial.</text:p>
          </table:table-cell>
          <table:table-cell table:style-name="ce87" office:value-type="string" calcext:value-type="string">
            <text:p>2,5</text:p>
          </table:table-cell>
          <table:table-cell table:style-name="ce89"/>
        </table:table-row>
        <table:table-row table:style-name="ro1">
          <table:table-cell table:style-name="ce80" office:value-type="string" calcext:value-type="string">
            <text:p>Desenvolupa components per a un sistema ERP-CRM analitzant i utilitzant <text:s/>El llenguatge de programació incorporat.</text:p>
          </table:table-cell>
          <table:table-cell table:style-name="ce87"/>
          <table:table-cell table:style-name="ce89" office:value-type="string" calcext:value-type="string">
            <text:p>40</text:p>
          </table:table-cell>
        </table:table-row>
        <table:table-row table:style-name="ro1">
          <table:table-cell table:style-name="ce83" office:value-type="string" calcext:value-type="string">
            <text:p><text:span text:style-name="T23">RA5.</text:span><text:span text:style-name="T24">a)Se han reconocido las sentencias del lenguaje propio del sistema ERP-CRM.</text:span></text:p>
          </table:table-cell>
          <table:table-cell table:style-name="ce87" office:value-type="string" calcext:value-type="string">
            <text:p>5</text:p>
          </table:table-cell>
          <table:table-cell table:style-name="ce86"/>
        </table:table-row>
        <table:table-row table:style-name="ro1">
          <table:table-cell table:style-name="ce84" office:value-type="string" calcext:value-type="string">
            <text:p><text:span text:style-name="T23">RA5.</text:span><text:span text:style-name="T24">b)Se han utilizado los elementos de programación del lenguaje para crear componentes de Manipulación de datos y extracción De información.</text:span></text:p>
          </table:table-cell>
          <table:table-cell table:style-name="ce87" office:value-type="string" calcext:value-type="string">
            <text:p>6</text:p>
          </table:table-cell>
          <table:table-cell table:style-name="ce89"/>
        </table:table-row>
        <table:table-row table:style-name="ro1">
          <table:table-cell table:style-name="ce84" office:value-type="string" calcext:value-type="string">
            <text:p><text:span text:style-name="T23">RA5.</text:span><text:span text:style-name="T24">c)Se han modificado componentes software para añadir nuevas funcionalidades al sistema.</text:span></text:p>
          </table:table-cell>
          <table:table-cell table:style-name="ce87" office:value-type="string" calcext:value-type="string">
            <text:p>6</text:p>
          </table:table-cell>
          <table:table-cell table:style-name="ce89"/>
        </table:table-row>
        <table:table-row table:style-name="ro1">
          <table:table-cell table:style-name="ce84" office:value-type="string" calcext:value-type="string">
            <text:p><text:span text:style-name="T23">RA5.</text:span><text:span text:style-name="T24">d)Se han integrado los nuevos componentes software en el sistema ERPCRM.</text:span></text:p>
          </table:table-cell>
          <table:table-cell table:style-name="ce87" office:value-type="string" calcext:value-type="string">
            <text:p>6</text:p>
          </table:table-cell>
          <table:table-cell table:style-name="ce89"/>
        </table:table-row>
        <table:table-row table:style-name="ro1">
          <table:table-cell table:style-name="ce84" office:value-type="string" calcext:value-type="string">
            <text:p><text:span text:style-name="T23">RA5.</text:span><text:span text:style-name="T24">e)Se ha verificado el correcto funcionamiento de los componentes creados.</text:span></text:p>
          </table:table-cell>
          <table:table-cell table:style-name="ce87" office:value-type="string" calcext:value-type="string">
            <text:p>6</text:p>
          </table:table-cell>
          <table:table-cell table:style-name="ce89"/>
        </table:table-row>
        <table:table-row table:style-name="ro1">
          <table:table-cell table:style-name="ce84" office:value-type="string" calcext:value-type="string">
            <text:p><text:span text:style-name="T23">RA5.</text:span><text:span text:style-name="T24">f)Se han documentado todos los componentes creados o modificados.</text:span></text:p>
          </table:table-cell>
          <table:table-cell table:style-name="ce87" office:value-type="string" calcext:value-type="string">
            <text:p>5</text:p>
          </table:table-cell>
          <table:table-cell table:style-name="ce89"/>
        </table:table-row>
        <table:table-row table:style-name="ro1">
          <table:table-cell table:style-name="ce84" office:value-type="string" calcext:value-type="string">
            <text:p><text:span text:style-name="T23">RA5.</text:span><text:span text:style-name="T24">g)Se ha analizado la arquitectura del ERP-CRM.</text:span></text:p>
          </table:table-cell>
          <table:table-cell table:style-name="ce87" office:value-type="string" calcext:value-type="string">
            <text:p>5</text:p>
          </table:table-cell>
          <table:table-cell table:style-name="ce89"/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3">
      <number:day number:style="long"/>
      <number:text>-</number:text>
      <number:month number:textual="true"/>
    </number:date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date-style style:name="N139">
      <number:month number:textual="true"/>
      <number:text>-</number:text>
      <number:year/>
    </number:date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3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06P0" style:volatile="true"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6P0"/>
    </number:number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time-style style:name="N14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6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3T10:26:38.622490732</dc:date>
    <meta:editing-duration>P2DT7H18M33S</meta:editing-duration>
    <meta:editing-cycles>87</meta:editing-cycles>
    <meta:generator>LibreOffice/7.3.7.2$Linux_X86_64 LibreOffice_project/30$Build-2</meta:generator>
    <meta:document-statistic meta:table-count="10" meta:cell-count="363" meta:object-count="0"/>
  </office:meta>
</office:document-meta>
</file>